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950a8" style:font-size-asian="14pt" style:font-size-complex="14pt"/>
    </style:style>
    <style:style style:name="T1" style:family="text">
      <style:text-properties officeooo:rsid="001950a8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950a8" style:font-size-asian="22pt" style:font-size-complex="22pt"/>
    </style:style>
    <style:style style:name="T4" style:family="text">
      <style:text-properties fo:color="#c9211e" fo:font-size="22pt" style:font-size-asian="22pt" style:font-size-complex="22pt"/>
    </style:style>
    <style:style style:name="T5" style:family="text">
      <style:text-properties fo:color="#c9211e" fo:font-size="22pt" officeooo:rsid="001950a8" style:font-size-asian="22pt" style:font-size-complex="22pt"/>
    </style:style>
    <style:style style:name="T6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9211e" fo:font-size="22pt" fo:font-weight="bold" officeooo:rsid="001950a8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5b277d" fo:font-weight="bold" style:font-weight-asian="bold" style:font-weight-complex="bold"/>
    </style:style>
    <style:style style:name="T10" style:family="text">
      <style:text-properties fo:color="#5b277d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5b277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1950a8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officeooo:rsid="001950a8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officeooo:rsid="001950a8" style:font-style-asian="italic" style:font-weight-asian="bold" style:font-style-complex="italic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<text:s text:c="9"/>P</text:span><text:span text:style-name="T7">y</text:span><text:span text:style-name="T6">thon Sequence Data Types <text:line-break/></text:span><text:line-break/>In Python, a sequence is an ordered collection of items where each item is stored at a specific position (called an index). The index starts at 0. Python provides several sequence types to work with collections of data.<text:line-break/><text:line-break/>The three main sequence types are:<text:line-break/><text:line-break/>1. List<text:line-break/><text:line-break/>2. Tuple<text:line-break/><text:line-break/>3. Range<text:line-break/><text:line-break/><text:line-break/><text:span text:style-name="T10">1. List</text:span><text:line-break/><text:line-break/><text:span text:style-name="T15">Definition:</text:span><text:line-break/><text:line-break/>A list is a mutable, ordered sequence of items. This means you can add, remove, or change the elements after the list is created.<text:line-break/><text:line-break/><text:span text:style-name="T14">Syntax:</text:span><text:line-break/><text:line-break/>my_list = [item1, item2, item3, ...]<text:line-break/><text:line-break/><text:span text:style-name="T14">Example:</text:span><text:line-break/><text:line-break/>fruits = ["apple", "banana", "mango"]<text:line-break/>print(fruits[1]) <text:s text:c="6"/># Output: banana<text:line-break/>fruits[1] = "orange" <text:s text:c="2"/># Changing the value<text:line-break/>print(fruits) <text:s text:c="9"/># Output: ['apple', 'orange', 'mango']<text:line-break/><text:line-break/><text:span text:style-name="T19">Real-Life Analogy:</text:span><text:line-break/><text:line-break/>Think of a shopping list.<text:line-break/>You write a list of items to buy: ["milk", "bread", "eggs"]<text:line-break/>But if you change your mind, you can erase "eggs" and write "juice" instead.<text:line-break/>This shows that a list can be modified.<text:line-break/><text:line-break/></text:p>
      <text:p text:style-name="P2"><text:soft-page-break/><text:span text:style-name="T12">Common Operations:</text:span><text:line-break/><text:line-break/>append() – Add an item<text:line-break/><text:line-break/>remove() – Remove an item<text:line-break/><text:line-break/>sort() – Sort the list<text:line-break/><text:line-break/>len() – Get the number of items<text:line-break/><text:line-break/><text:line-break/><text:line-break/><text:span text:style-name="T10">2. Tuple</text:span><text:line-break/><text:line-break/><text:span text:style-name="T15">Definition:</text:span><text:line-break/><text:line-break/>A tuple is an ordered, immutable sequence. Once created, you cannot change the values inside a tuple.<text:line-break/><text:line-break/><text:span text:style-name="T14">Syntax:<text:line-break/></text:span><text:line-break/>my_tuple = (item1, item2, item3, ...)<text:line-break/><text:line-break/><text:span text:style-name="T14">Example:</text:span><text:line-break/><text:line-break/>colors = ("red", "green", "blue")<text:line-break/>print(colors[0]) <text:s text:c="40"/># Output: red<text:line-break/>colors[1] = "yellow" <text:s text:c="31"/>→ This will give an error<text:line-break/><text:line-break/><text:span text:style-name="T19">Real-Life Analogy:</text:span><text:line-break/><text:line-break/>Think of your Date of Birth (DOB):<text:line-break/>Once your birthdate is fixed, it can’t be changed. For example: (12, "August", 2000)<text:line-break/>You can't modify it – just like a tuple, it is fixed and unchangeable.<text:line-break/><text:line-break/><text:span text:style-name="T8">Use Case:</text:span><text:line-break/><text:line-break/>Use a tuple when you want to protect the data from being modified.<text:line-break/><text:line-break/>Example: Coordinates (x, y), months of the year.<text:line-break/><text:line-break/><text:soft-page-break/><text:span text:style-name="T11">3. Range</text:span><text:line-break/><text:line-break/><text:span text:style-name="T13">Definition:</text:span><text:line-break/><text:line-break/>A range is a built-in function that generates a sequence of numbers. It is mostly used in loops.<text:line-break/><text:line-break/><text:span text:style-name="T14">Syntax:</text:span><text:line-break/><text:line-break/>range(start, stop, step)<text:line-break/><text:line-break/>start: starting value (default is 0)<text:line-break/><text:line-break/>stop: ending value (exclusive)<text:line-break/><text:line-break/>step: how much to increase (default is 1)<text:line-break/><text:line-break/><text:line-break/><text:span text:style-name="T14">Example:<text:line-break/></text:span><text:line-break/>for i in range(1, 6):<text:line-break/> <text:s text:c="3"/>print(i)<text:line-break/><text:line-break/>Output:<text:line-break/><text:line-break/>1<text:line-break/>2<text:line-break/>3<text:line-break/>4<text:line-break/>5<text:line-break/><text:line-break/><text:span text:style-name="T18">Real-Life Analogy:</text:span><text:line-break/><text:line-break/>Think of roll numbers in a class.<text:line-break/>If roll numbers go from 1 to 30, you don’t have to write each one.<text:line-break/>You can simply say: “range(1, 31)” – this gives all roll numbers from 1 to 30 automatically.<text:line-break/><text:line-break/>Use Case:<text:line-break/><text:line-break/>Used to loop through a sequence of numbers.<text:line-break/><text:soft-page-break/><text:line-break/>Saves memory and time compared to storing large lists.<text:line-break/><text:line-break/><text:line-break/><text:line-break/><text:span text:style-name="T21">Summary :</text:span><text:line-break/><text:line-break/>Use lists when you need to store and modify a collection of items.<text:line-break/><text:line-break/>Use tuples when you want to protect data from changes.<text:line-break/><text:line-break/>Use range when you need a sequence of numbers, especially in loops.<text:line-break/><text:line-break/>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3T15:08:02.374000000</meta:creation-date>
    <dc:date>2025-05-03T15:14:20.419000000</dc:date>
    <meta:editing-duration>PT6M18S</meta:editing-duration>
    <meta:editing-cycles>1</meta:editing-cycles>
    <meta:document-statistic meta:table-count="0" meta:image-count="0" meta:object-count="0" meta:page-count="4" meta:paragraph-count="2" meta:word-count="428" meta:character-count="2654" meta:non-whitespace-character-count="2057"/>
    <meta:generator>Neat_Office/6.2.8.2$Windows_x86 LibreOffice_project/</meta:generator>
  </office:meta>
</office:document-meta>
</file>